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table:align="left" style:width="6.114cm"/>
    </style:style>
    <style:style style:name="Tableau1.A" style:family="table-column">
      <style:table-column-properties style:column-width="6.114cm"/>
    </style:style>
    <style:style style:name="Tableau1.1" style:family="table-row">
      <style:table-row-properties style:min-row-height="4.18cm"/>
    </style:style>
    <style:style style:name="Tableau1.A1" style:family="table-cell">
      <style:table-cell-properties fo:border="0.002cm solid #000000" fo:padding="0.097cm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protected="false" table:style-name="Tableau1.A1">
              <text:p text:style-name="Table_20_Contents">P1 </text:p>
              <text:p text:style-name="Table_20_Contents">P1 address</text:p>
            </table:table-cell>
          </table:table-row>
        </table:table-header-rows>
      </table:table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protected="false" table:style-name="Tableau1.A1">
              <text:p text:style-name="Table_20_Contents">P2 </text:p>
              <text:p text:style-name="Table_20_Contents">P2 address</text:p>
            </table:table-cell>
          </table:table-row>
        </table:table-header-rows>
      </table:table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protected="false" table:style-name="Tableau1.A1">
              <text:p text:style-name="Table_20_Contents">P3 </text:p>
              <text:p text:style-name="Table_20_Contents">P3 address</text:p>
            </table:table-cell>
          </table:table-row>
        </table:table-header-rows>
      </table:table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protected="false" table:style-name="Tableau1.A1">
              <text:p text:style-name="Table_20_Contents">P4 </text:p>
              <text:p text:style-name="Table_20_Contents">P4 address</text:p>
            </table:table-cell>
          </table:table-row>
        </table:table-header-rows>
      </table:table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protected="false" table:style-name="Tableau1.A1">
              <text:p text:style-name="Table_20_Contents">P5 </text:p>
              <text:p text:style-name="Table_20_Contents">P5 address</text:p>
            </table:table-cell>
          </table:table-row>
        </table:table-header-rows>
      </table:table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protected="false" table:style-name="Tableau1.A1">
              <text:p text:style-name="Table_20_Contents">P6 </text:p>
              <text:p text:style-name="Table_20_Contents">P6 address</text:p>
            </table:table-cell>
          </table:table-row>
        </table:table-header-rows>
      </table:table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protected="false" table:style-name="Tableau1.A1">
              <text:p text:style-name="Table_20_Contents">P7 </text:p>
              <text:p text:style-name="Table_20_Contents">P7 address</text:p>
            </table:table-cell>
          </table:table-row>
        </table:table-header-rows>
      </table:table>
      <table:table table:name="Tableau1" table:style-name="Tableau1">
        <table:table-column table:number-columns-repeated="1" table:style-name="Tableau1.A"/>
        <table:table-header-rows>
          <table:table-row table:style-name="Tableau1.1">
            <table:table-cell office:value-type="string" table:protected="false" table:style-name="Tableau1.A1">
              <text:p text:style-name="Table_20_Contents">P8 </text:p>
              <text:p text:style-name="Table_20_Contents">P8 address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13:33:26</meta:creation-date>
    <dc:creator>Gaetan Delannay</dc:creator>
    <dc:date>2006-10-26T14:21:19</dc:date>
    <dc:language>fr-BE</dc:language>
    <meta:editing-cycles>8</meta:editing-cycles>
    <meta:editing-duration>PT9M3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2" meta:character-count="17"/>
    <dc:title>forTable</dc:title>
  </office:meta>
</office:document-meta>
</file>